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bc6" officeooo:paragraph-rsid="00067bc6"/>
    </style:style>
    <style:style style:name="T1" style:family="text">
      <style:text-properties officeooo:rsid="00046fe7"/>
    </style:style>
    <style:style style:name="T2" style:family="text">
      <style:text-properties officeooo:rsid="0005bfac"/>
    </style:style>
    <style:style style:name="T3" style:family="text">
      <style:text-properties officeooo:rsid="0007db33"/>
    </style:style>
    <style:style style:name="T4" style:family="text">
      <style:text-properties officeooo:rsid="0008814f"/>
    </style:style>
    <style:style style:name="T5" style:family="text">
      <style:text-properties officeooo:rsid="0008f86e"/>
    </style:style>
    <style:style style:name="T6" style:family="text">
      <style:text-properties officeooo:rsid="000a25d8"/>
    </style:style>
    <style:style style:name="T7" style:family="text">
      <style:text-properties officeooo:rsid="000b1a17"/>
    </style:style>
    <style:style style:name="T8" style:family="text">
      <style:text-properties officeooo:rsid="000b7651"/>
    </style:style>
    <style:style style:name="T9" style:family="text">
      <style:text-properties officeooo:rsid="000c3fcb"/>
    </style:style>
    <style:style style:name="T10" style:family="text">
      <style:text-properties officeooo:rsid="000d2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principais <text:span text:style-name="T10">0</text:span> 1</text:p>
      <text:p text:style-name="Standard"><text:a xlink:type="simple" xlink:href="https://leetcode.com/problems/remove-duplicates-from-sorted-list-ii/description/" text:style-name="Internet_20_link" text:visited-style-name="Visited_20_Internet_20_Link">https://leetcode.com/problems/remove-duplicates-from-sorted-list-ii/description/</text:a> <text:span text:style-name="T10">0</text:span><text:span text:style-name="T6"> </text:span><text:span text:style-name="T1">1</text:span></text:p>
      <text:p text:style-name="Standard"><text:a xlink:type="simple" xlink:href="https://leetcode.com/problems/palindrome-linked-list/" text:style-name="Internet_20_link" text:visited-style-name="Visited_20_Internet_20_Link">https://leetcode.com/problems/palindrome-linked-list/</text:a> <text:span text:style-name="T10">0</text:span><text:span text:style-name="T2"> 1</text:span></text:p>
      <text:p text:style-name="Standard"><text:a xlink:type="simple" xlink:href="https://leetcode.com/problems/design-twitter/description/" text:style-name="Internet_20_link" text:visited-style-name="Visited_20_Internet_20_Link">https://leetcode.com/problems/design-twitter/description/</text:a> <text:span text:style-name="T10">1</text:span><text:span text:style-name="T3"> 1</text:span></text:p>
      <text:p text:style-name="Standard"><text:a xlink:type="simple" xlink:href="https://leetcode.com/problems/design-hashset/submissions/" text:style-name="Internet_20_link" text:visited-style-name="Visited_20_Internet_20_Link">https://leetcode.com/problems/design-hashset/submissions/</text:a> <text:span text:style-name="T10">1</text:span><text:span text:style-name="T4"> 1</text:span></text:p>
      <text:p text:style-name="Standard"><text:a xlink:type="simple" xlink:href="https://leetcode.com/problems/convert-binary-number-in-a-linked-list-to-integer/submissions/" text:style-name="Internet_20_link" text:visited-style-name="Visited_20_Internet_20_Link">https://leetcode.com/problems/convert-binary-number-in-a-linked-list-to-integer/submissions/</text:a> <text:span text:style-name="T10">1</text:span><text:span text:style-name="T5"> 1</text:span></text:p>
      <text:p text:style-name="Standard"><text:a xlink:type="simple" xlink:href="https://leetcode.com/problems/design-hashmap/submissions/" text:style-name="Internet_20_link" text:visited-style-name="Visited_20_Internet_20_Link">https://leetcode.com/problems/design-hashmap/submissions/</text:a> <text:span text:style-name="T10">2</text:span><text:span text:style-name="T6"> 1</text:span></text:p>
      <text:p text:style-name="Standard"><text:a xlink:type="simple" xlink:href="https://leetcode.com/problems/merge-k-sorted-lists/" text:style-name="Internet_20_link" text:visited-style-name="Visited_20_Internet_20_Link">https://leetcode.com/problems/merge-k-sorted-lists/</text:a> <text:span text:style-name="T10">2</text:span><text:span text:style-name="T8"> 1</text:span></text:p>
      <text:p text:style-name="Standard"><text:a xlink:type="simple" xlink:href="https://leetcode.com/problems/partition-list/" text:style-name="Internet_20_link" text:visited-style-name="Visited_20_Internet_20_Link">https://leetcode.com/problems/partition-list/</text:a> <text:span text:style-name="T10">2</text:span><text:span text:style-name="T9"> 1</text:span></text:p>
      <text:p text:style-name="Standard"><text:a xlink:type="simple" xlink:href="https://leetcode.com/problems/reverse-linked-list-ii/description/" text:style-name="Internet_20_link" text:visited-style-name="Visited_20_Internet_20_Link">https://leetcode.com/problems/reverse-linked-list-ii/description/</text:a> <text:span text:style-name="T10">3 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2:34:33.216000000</meta:creation-date>
    <dc:date>2023-12-02T07:33:14.302000000</dc:date>
    <meta:editing-duration>PT7H37M16S</meta:editing-duration>
    <meta:editing-cycles>10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0" meta:word-count="31" meta:character-count="618" meta:non-whitespace-character-count="597"/>
  </office:meta>
</office:document-meta>
</file>